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20000026847DCB52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80808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46cm"/>
    </style:style>
    <style:style style:name="gr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2.49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5cm" fo:min-width="2.749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14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3.655cm"/>
    </style:style>
    <style:style style:name="gr10" style:family="graphic" style:parent-style-name="objectwithoutfill">
      <style:graphic-properties svg:stroke-width="0.051cm" svg:stroke-color="#3333ff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color="#3333ff"/>
    </style:style>
    <style:style style:name="T1" style:family="text">
      <style:text-properties style:text-position="33% 58%" fo:font-size="18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33% 58%" fo:font-size="18pt" fo:font-style="normal" style:font-style-asian="normal" style:font-style-complex="normal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g>
          <draw:frame draw:style-name="gr1" draw:text-style-name="P1" draw:layer="layout" svg:width="21.032cm" svg:height="13.03cm" svg:x="3.647cm" svg:y="4.235cm">
            <draw:image xlink:href="Pictures/10000000000003E20000026847DCB521.png" xlink:type="simple" xlink:show="embed" xlink:actuate="onLoad">
              <text:p/>
            </draw:image>
          </draw:frame>
          <draw:line draw:style-name="gr2" draw:text-style-name="P1" draw:layer="layout" svg:x1="6.533cm" svg:y1="16.026cm" svg:x2="6.533cm" svg:y2="4.514cm">
            <text:p/>
          </draw:line>
          <draw:frame draw:style-name="gr3" draw:text-style-name="P2" draw:layer="layout" svg:width="4.96cm" svg:height="0.963cm" svg:x="5.381cm" svg:y="4.111cm">
            <draw:text-box>
              <text:p><text:span text:style-name="T1">83m</text:span><text:span text:style-name="T2">Kr (</text:span><text:span text:style-name="T3">41.5 keV</text:span><text:span text:style-name="T2">)</text:span></text:p>
            </draw:text-box>
          </draw:frame>
          <draw:line draw:style-name="gr4" draw:text-style-name="P1" draw:layer="layout" svg:x1="22.268cm" svg:y1="15.431cm" svg:x2="22.268cm" svg:y2="9.681cm">
            <text:p/>
          </draw:line>
          <draw:frame draw:style-name="gr5" draw:text-style-name="P3" draw:layer="layout" svg:width="2.996cm" svg:height="1.675cm" svg:x="20.769cm" svg:y="8.086cm">
            <draw:text-box>
              <text:p><text:span text:style-name="T4">137</text:span><text:span text:style-name="T5">Cs</text:span><text:span text:style-name="T6"> </text:span><text:span text:style-name="T5"><text:line-break/></text:span><text:span text:style-name="T5">(</text:span><text:span text:style-name="T7">662 keV</text:span><text:span text:style-name="T5">)</text:span></text:p>
            </draw:text-box>
          </draw:frame>
          <draw:line draw:style-name="gr4" draw:text-style-name="P1" draw:layer="layout" svg:x1="14.434cm" svg:y1="11.614cm" svg:x2="14.434cm" svg:y2="8.875cm">
            <text:p/>
          </draw:line>
          <draw:frame draw:style-name="gr6" draw:text-style-name="P2" draw:layer="layout" svg:width="3.249cm" svg:height="1.675cm" svg:x="13.587cm" svg:y="8.036cm">
            <draw:text-box>
              <text:p><text:span text:style-name="T1">133</text:span><text:span text:style-name="T2">Ba</text:span><text:span text:style-name="T2"><text:line-break/></text:span><text:span text:style-name="T2">(</text:span><text:span text:style-name="T3">356 keV</text:span><text:span text:style-name="T2">)</text:span></text:p>
            </draw:text-box>
          </draw:frame>
          <draw:rect draw:style-name="gr7" draw:text-style-name="P1" draw:layer="layout" svg:width="4.649cm" svg:height="3.299cm" svg:x="19.086cm" svg:y="4.758cm">
            <text:p/>
          </draw:rect>
          <draw:line draw:style-name="gr4" draw:text-style-name="P1" draw:layer="layout" svg:x1="8.144cm" svg:y1="10.743cm" svg:x2="8.144cm" svg:y2="8.527cm">
            <text:p/>
          </draw:line>
          <draw:frame draw:style-name="gr8" draw:text-style-name="P2" draw:layer="layout" svg:width="4.642cm" svg:height="0.963cm" svg:x="7.222cm" svg:y="7.688cm">
            <draw:text-box>
              <text:p><text:span text:style-name="T1">57</text:span><text:span text:style-name="T2">Co (</text:span><text:span text:style-name="T3">122 keV</text:span><text:span text:style-name="T2">)</text:span></text:p>
            </draw:text-box>
          </draw:frame>
          <draw:frame draw:style-name="gr9" draw:text-style-name="P4" draw:layer="layout" svg:width="4.155cm" svg:height="0.963cm" svg:x="5.702cm" svg:y="14.696cm">
            <draw:text-box>
              <text:p><text:span text:style-name="T8">WIMP region</text:span></text:p>
            </draw:text-box>
          </draw:frame>
          <draw:line draw:style-name="gr10" draw:text-style-name="P1" draw:layer="layout" svg:x1="6.005cm" svg:y1="14.677cm" svg:x2="6.005cm" svg:y2="13.476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d Reinhold</meta:initial-creator>
    <meta:creation-date>2015-06-22T14:29:12.417903423</meta:creation-date>
    <dc:date>2016-07-02T12:17:04.08</dc:date>
    <meta:editing-duration>PT7M23S</meta:editing-duration>
    <meta:editing-cycles>3</meta:editing-cycles>
    <meta:generator>OpenOffice.org/3.4.1$Win32 OpenOffice.org_project/341m1$Build-9593</meta:generator>
    <meta:document-statistic meta:object-count="38"/>
  </office:meta>
</office:document-meta>
</file>